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name="T4" style:parent-style-name="DefaultParagraphFont" style:family="text">
      <style:text-properties style:language-asian="en" style:country-asian="GB"/>
    </style:style>
    <style:style style:name="T5" style:parent-style-name="DefaultParagraphFont" style:family="text">
      <style:text-properties style:language-asian="en" style:country-asian="GB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language-asian="en" style:country-asian="GB"/>
    </style:style>
    <style:style style:name="T8" style:parent-style-name="DefaultParagraphFont" style:family="text">
      <style:text-properties style:language-asian="en" style:country-asian="GB"/>
    </style:style>
    <style:style style:name="T9" style:parent-style-name="DefaultParagraphFont" style:family="text">
      <style:text-properties style:language-asian="en" style:country-asian="GB"/>
    </style:style>
    <style:style style:name="T10" style:parent-style-name="DefaultParagraphFont" style:family="text">
      <style:text-properties style:language-asian="en" style:country-asian="GB"/>
    </style:style>
    <style:style style:name="T11" style:parent-style-name="DefaultParagraphFont" style:family="text">
      <style:text-properties style:language-asian="en" style:country-asian="GB"/>
    </style:style>
    <style:style style:name="T12" style:parent-style-name="DefaultParagraphFont" style:family="text">
      <style:text-properties style:language-asian="en" style:country-asian="GB"/>
    </style:style>
    <style:style style:name="T13" style:parent-style-name="DefaultParagraphFont" style:family="text">
      <style:text-properties style:language-asian="en" style:country-asian="GB"/>
    </style:style>
    <style:style style:name="T14" style:parent-style-name="DefaultParagraphFont" style:family="text">
      <style:text-properties style:language-asian="en" style:country-asian="GB"/>
    </style:style>
    <style:style style:name="T15" style:parent-style-name="DefaultParagraphFont" style:family="text">
      <style:text-properties style:language-asian="en" style:country-asian="GB"/>
    </style:style>
    <style:style style:name="T16" style:parent-style-name="DefaultParagraphFont" style:family="text">
      <style:text-properties style:language-asian="en" style:country-asian="GB"/>
    </style:style>
    <style:style style:name="T17" style:parent-style-name="DefaultParagraphFont" style:family="text">
      <style:text-properties style:language-asian="en" style:country-asian="GB"/>
    </style:style>
    <style:style style:name="T18" style:parent-style-name="DefaultParagraphFont" style:family="text">
      <style:text-properties style:language-asian="en" style:country-asian="GB"/>
    </style:style>
    <style:style style:name="T19" style:parent-style-name="DefaultParagraphFont" style:family="text">
      <style:text-properties style:language-asian="en" style:country-asian="GB"/>
    </style:style>
    <style:style style:name="T20" style:parent-style-name="DefaultParagraphFont" style:family="text">
      <style:text-properties style:language-asian="en" style:country-asian="GB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style:language-asian="en" style:country-asian="GB"/>
    </style:style>
    <style:style style:name="T23" style:parent-style-name="DefaultParagraphFont" style:family="text">
      <style:text-properties style:language-asian="en" style:country-asian="GB"/>
    </style:style>
    <style:style style:name="T24" style:parent-style-name="DefaultParagraphFont" style:family="text">
      <style:text-properties style:language-asian="en" style:country-asian="GB"/>
    </style:style>
    <style:style style:name="T25" style:parent-style-name="DefaultParagraphFont" style:family="text">
      <style:text-properties style:language-asian="en" style:country-asian="GB"/>
    </style:style>
    <style:style style:name="T26" style:parent-style-name="DefaultParagraphFont" style:family="text">
      <style:text-properties style:language-asian="en" style:country-asian="GB"/>
    </style:style>
    <style:style style:name="T27" style:parent-style-name="DefaultParagraphFont" style:family="text">
      <style:text-properties style:language-asian="en" style:country-asian="GB"/>
    </style:style>
    <style:style style:name="T28" style:parent-style-name="DefaultParagraphFont" style:family="text">
      <style:text-properties style:language-asian="en" style:country-asian="GB"/>
    </style:style>
    <style:style style:name="T29" style:parent-style-name="DefaultParagraphFont" style:family="text">
      <style:text-properties style:language-asian="en" style:country-asian="GB"/>
    </style:style>
    <style:style style:name="T30" style:parent-style-name="DefaultParagraphFont" style:family="text">
      <style:text-properties style:language-asian="en" style:country-asian="GB"/>
    </style:style>
    <style:style style:name="T31" style:parent-style-name="DefaultParagraphFont" style:family="text">
      <style:text-properties style:language-asian="en" style:country-asian="GB"/>
    </style:style>
    <style:style style:name="T32" style:parent-style-name="DefaultParagraphFont" style:family="text">
      <style:text-properties style:language-asian="en" style:country-asian="GB"/>
    </style:style>
    <style:style style:name="T33" style:parent-style-name="DefaultParagraphFont" style:family="text">
      <style:text-properties style:language-asian="en" style:country-asian="GB"/>
    </style:style>
    <style:style style:name="T34" style:parent-style-name="DefaultParagraphFont" style:family="text">
      <style:text-properties style:language-asian="en" style:country-asian="GB"/>
    </style:style>
    <style:style style:name="T35" style:parent-style-name="DefaultParagraphFont" style:family="text">
      <style:text-properties style:language-asian="en" style:country-asian="GB"/>
    </style:style>
    <style:style style:name="T36" style:parent-style-name="DefaultParagraphFont" style:family="text">
      <style:text-properties style:language-asian="en" style:country-asian="GB"/>
    </style:style>
    <style:style style:name="T37" style:parent-style-name="DefaultParagraphFont" style:family="text">
      <style:text-properties style:language-asian="en" style:country-asian="GB"/>
    </style:style>
    <style:style style:name="T38" style:parent-style-name="DefaultParagraphFont" style:family="text">
      <style:text-properties style:language-asian="en" style:country-asian="GB"/>
    </style:style>
    <style:style style:name="T39" style:parent-style-name="DefaultParagraphFont" style:family="text">
      <style:text-properties style:language-asian="en" style:country-asian="GB"/>
    </style:style>
    <style:style style:name="T40" style:parent-style-name="DefaultParagraphFont" style:family="text">
      <style:text-properties style:language-asian="en" style:country-asian="GB"/>
    </style:style>
    <style:style style:name="T41" style:parent-style-name="DefaultParagraphFont" style:family="text">
      <style:text-properties style:language-asian="en" style:country-asian="GB"/>
    </style:style>
    <style:style style:name="T42" style:parent-style-name="DefaultParagraphFont" style:family="text">
      <style:text-properties style:language-asian="en" style:country-asian="GB"/>
    </style:style>
    <style:style style:name="T43" style:parent-style-name="DefaultParagraphFont" style:family="text">
      <style:text-properties style:language-asian="en" style:country-asian="GB"/>
    </style:style>
    <style:style style:name="T44" style:parent-style-name="DefaultParagraphFont" style:family="text">
      <style:text-properties style:language-asian="en" style:country-asian="GB"/>
    </style:style>
    <style:style style:name="T45" style:parent-style-name="DefaultParagraphFont" style:family="text">
      <style:text-properties style:language-asian="en" style:country-asian="GB"/>
    </style:style>
    <style:style style:name="T46" style:parent-style-name="DefaultParagraphFont" style:family="text">
      <style:text-properties style:language-asian="en" style:country-asian="GB"/>
    </style:style>
    <style:style style:name="T47" style:parent-style-name="DefaultParagraphFont" style:family="text">
      <style:text-properties style:language-asian="en" style:country-asian="GB"/>
    </style:style>
    <style:style style:name="T48" style:parent-style-name="DefaultParagraphFont" style:family="text">
      <style:text-properties style:language-asian="en" style:country-asian="GB"/>
    </style:style>
    <style:style style:name="T49" style:parent-style-name="DefaultParagraphFont" style:family="text">
      <style:text-properties style:language-asian="en" style:country-asian="GB"/>
    </style:style>
    <style:style style:name="T50" style:parent-style-name="DefaultParagraphFont" style:family="text">
      <style:text-properties style:language-asian="en" style:country-asian="GB"/>
    </style:style>
    <style:style style:name="T51" style:parent-style-name="DefaultParagraphFont" style:family="text">
      <style:text-properties style:language-asian="en" style:country-asian="GB"/>
    </style:style>
    <style:style style:name="T52" style:parent-style-name="DefaultParagraphFont" style:family="text">
      <style:text-properties style:language-asian="en" style:country-asian="GB"/>
    </style:style>
    <style:style style:name="T53" style:parent-style-name="DefaultParagraphFont" style:family="text">
      <style:text-properties style:language-asian="en" style:country-asian="GB"/>
    </style:style>
    <style:style style:name="T54" style:parent-style-name="DefaultParagraphFont" style:family="text">
      <style:text-properties style:language-asian="en" style:country-asian="GB"/>
    </style:style>
    <style:style style:name="T55" style:parent-style-name="DefaultParagraphFont" style:family="text">
      <style:text-properties style:language-asian="en" style:country-asian="GB"/>
    </style:style>
    <style:style style:name="T56" style:parent-style-name="DefaultParagraphFont" style:family="text">
      <style:text-properties style:language-asian="en" style:country-asian="GB"/>
    </style:style>
    <style:style style:family="graphic" style:name="a27">
      <style:graphic-properties fo:min-width="0.34931in" fo:min-height="1.27361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0">
      <style:graphic-properties style:wrap="run-through" style:run-through="foreground" style:writing-mode="lr-tb" draw:fill="none" draw:stroke="solid" svg:stroke-width="0.01042in" svg:stroke-color="#000000" draw:marker-end="a9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8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1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2">
      <style:graphic-properties fo:min-width="0.43472in" fo:min-height="1.16944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3">
      <style:graphic-properties fo:min-width="0.44236in" fo:min-height="1.16944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4">
      <style:graphic-properties fo:min-width="0.36944in" fo:min-height="1.16944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5">
      <style:graphic-properties fo:min-width="0.40347in" fo:min-height="1.16944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6">
      <style:graphic-properties fo:min-width="0.39722in" fo:min-height="0.91458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7">
      <style:graphic-properties fo:min-width="0.44931in" fo:min-height="1.16944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8">
      <style:graphic-properties fo:min-width="0.39653in" fo:min-height="1.16944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0">
      <style:graphic-properties fo:min-width="0.43542in" fo:min-height="1.40278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0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1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2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">
      <style:graphic-properties fo:min-width="0.4in" fo:min-height="1.42986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3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4">
      <style:graphic-properties fo:min-width="0.63194in" fo:min-height="1.37847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">
      <style:graphic-properties fo:min-width="0.5375in" fo:min-height="1.57986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5">
      <style:graphic-properties fo:min-width="0.65139in" fo:min-height="1.34028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6">
      <style:graphic-properties fo:min-width="0.62708in" fo:min-height="1.03819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6">
      <style:graphic-properties fo:min-width="0.34931in" fo:min-height="1.27361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7">
      <style:graphic-properties fo:min-width="0.43403in" fo:min-height="1.22778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7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8">
      <style:graphic-properties fo:min-width="0.51042in" fo:min-height="1.45278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40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1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42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43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5">
      <style:graphic-properties style:wrap="run-through" style:run-through="foreground" style:writing-mode="lr-tb" draw:fill="none" draw:stroke="solid" svg:stroke-width="0.01042in" svg:stroke-color="#000000" draw:marker-end="a44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6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7">
      <style:graphic-properties fo:min-width="0.34931in" fo:min-height="1.27361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48">
      <style:graphic-properties fo:min-width="0.67014in" fo:min-height="0.95347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1">
      <style:graphic-properties style:wrap="run-through" style:run-through="foreground" style:writing-mode="lr-tb" draw:fill="none" draw:stroke="solid" svg:stroke-width="0.01042in" svg:stroke-color="#000000" draw:marker-end="a3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9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4">
      <style:graphic-properties style:wrap="run-through" style:run-through="foreground" style:writing-mode="lr-tb" draw:fill="none" draw:stroke="solid" svg:stroke-width="0.01042in" svg:stroke-color="#000000" draw:marker-end="a33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5">
      <style:graphic-properties fo:min-width="0.34931in" fo:min-height="1.27361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6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7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0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8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9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2">
      <style:graphic-properties fo:min-width="0.34931in" fo:min-height="1.27361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3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4">
      <style:graphic-properties fo:min-width="0.59861in" fo:min-height="1.45278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6">
      <style:graphic-properties style:wrap="run-through" style:run-through="foreground" style:writing-mode="lr-tb" draw:fill="none" draw:stroke="solid" svg:stroke-width="0.01042in" svg:stroke-color="#000000" draw:marker-start="a25" svg:stroke-opacity="100%" draw:stroke-linejoin="round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<draw:custom-shape svg:x="-0.74722in" svg:y="3.78264in" svg:width="1.40278in" svg:height="0.43542in" draw:z-index="251748352" draw:id="id0" draw:style-name="a0" draw:name="Oval 17" text:anchor-type="paragraph"><svg:desc/><text:p text:style-name="Normal">Description</text:p><draw:enhanced-geometry draw:type="non-primitive" svg:viewBox="0 0 1172846 302264" draw:enhanced-path="M 0 151132 L 0 151132 C 2 67664 262552 1 586422 1 910295 1 1172846 67665 1172846 151133 1172846 151133 1172845 151133 1172845 151133 L 1172846 151134 C 1172846 234601 910295 302265 586423 302266 262550 302266 0 234601 0 151134 -1 151133 0 151133 0 151133 Z N" draw:text-areas="?f24 ?f25 ?f27 ?f26" draw:glue-points="?f18 ?f19 ?f20 ?f21 ?f18 ?f22 ?f23 ?f21 ?f24 ?f25 ?f24 ?f26 ?f27 ?f26 ?f27 ?f25" draw:glue-point-leaving-directions="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72846"/><draw:equation draw:name="f7" draw:formula="?f4 / 302264"/><draw:equation draw:name="f8" draw:formula="586423 * ?f5 / 1172846"/><draw:equation draw:name="f9" draw:formula="0 * ?f4 / 302264"/><draw:equation draw:name="f10" draw:formula="1172846 * ?f5 / 1172846"/><draw:equation draw:name="f11" draw:formula="151132 * ?f4 / 302264"/><draw:equation draw:name="f12" draw:formula="302264 * ?f4 / 302264"/><draw:equation draw:name="f13" draw:formula="0 * ?f5 / 1172846"/><draw:equation draw:name="f14" draw:formula="171759 * ?f5 / 1172846"/><draw:equation draw:name="f15" draw:formula="44266 * ?f4 / 302264"/><draw:equation draw:name="f16" draw:formula="257998 * ?f4 / 302264"/><draw:equation draw:name="f17" draw:formula="1001087 * ?f5 / 1172846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5 / ?f7"/><draw:equation draw:name="f26" draw:formula="?f16 / ?f7"/><draw:equation draw:name="f27" draw:formula="?f17 / ?f6"/></draw:enhanced-geometry></draw:custom-shape></text:span><text:span text:style-name="T3"><draw:frame draw:z-index="251773952" draw:id="id1" draw:style-name="a1" draw:name="Text Box 37" text:anchor-type="paragraph" svg:x="3.60833in" svg:y="2.84792in" svg:width="0.32083in" svg:height="0.30208in" style:rel-width="scale" style:rel-height="scale"><draw:text-box draw:chain-next-name="Text Box 37"><text:p text:style-name="Normal">n</text:p></draw:text-box><svg:desc/></draw:frame></text:span><text:span text:style-name="T4"><draw:frame draw:z-index="251772928" draw:id="id2" draw:style-name="a2" draw:name="Text Box 36" text:anchor-type="paragraph" svg:x="2.4625in" svg:y="2.89514in" svg:width="0.32083in" svg:height="0.30208in" style:rel-width="scale" style:rel-height="scale"><draw:text-box draw:chain-next-name="Text Box 36"><text:p text:style-name="Normal">1</text:p></draw:text-box><svg:desc/></draw:frame></text:span><text:span text:style-name="T5"><draw:custom-shape svg:x="-0.95278in" svg:y="1.88611in" svg:width="1.42986in" svg:height="0.4in" draw:z-index="251789312" draw:id="id3" draw:style-name="a3" draw:name="Oval 3" text:anchor-type="paragraph"><svg:desc/><text:p text:style-name="P6">User name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4 ?f25 ?f27 ?f26" draw:glue-points="?f18 ?f19 ?f20 ?f21 ?f18 ?f22 ?f23 ?f21 ?f24 ?f25 ?f24 ?f26 ?f27 ?f26 ?f27 ?f25" draw:glue-point-leaving-directions="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151132 * ?f4 / 302264"/><draw:equation draw:name="f12" draw:formula="302264 * ?f4 / 302264"/><draw:equation draw:name="f13" draw:formula="0 * ?f5 / 1069335"/><draw:equation draw:name="f14" draw:formula="156601 * ?f5 / 1069335"/><draw:equation draw:name="f15" draw:formula="44266 * ?f4 / 302264"/><draw:equation draw:name="f16" draw:formula="257998 * ?f4 / 302264"/><draw:equation draw:name="f17" draw:formula="912734 * ?f5 / 1069335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5 / ?f7"/><draw:equation draw:name="f26" draw:formula="?f16 / ?f7"/><draw:equation draw:name="f27" draw:formula="?f17 / ?f6"/></draw:enhanced-geometry></draw:custom-shape></text:span><text:span text:style-name="T7"><draw:frame draw:z-index="251779072" draw:id="id4" draw:style-name="a4" draw:name="Text Box 36" text:anchor-type="paragraph" svg:x="4.13681in" svg:y="2.47083in" svg:width="0.32083in" svg:height="0.30208in" style:rel-width="scale" style:rel-height="scale"><draw:text-box draw:chain-next-name="Text Box 36"><text:p text:style-name="Normal">1</text:p></draw:text-box><svg:desc/></draw:frame></text:span><text:span text:style-name="T8"><draw:custom-shape svg:x="2.4625in" svg:y="2.93264in" svg:width="1.57986in" svg:height="0.5375in" draw:z-index="251795456" draw:id="id5" draw:style-name="a5" draw:name="AutoShape 6" text:anchor-type="paragraph"><svg:desc/><text:p text:style-name="Normal">Contains</text:p><draw:enhanced-geometry draw:type="non-primitive" svg:viewBox="0 0 1328422 422910" draw:enhanced-path="M 0 211455 L 664211 0 1328422 211455 664211 422910 Z N" draw:text-areas="?f24 ?f26 ?f25 ?f27" draw:glue-points="?f18 ?f19 ?f20 ?f21 ?f18 ?f22 ?f23 ?f21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28422"/><draw:equation draw:name="f7" draw:formula="?f4 / 422910"/><draw:equation draw:name="f8" draw:formula="664211 * ?f5 / 1328422"/><draw:equation draw:name="f9" draw:formula="0 * ?f4 / 422910"/><draw:equation draw:name="f10" draw:formula="1328422 * ?f5 / 1328422"/><draw:equation draw:name="f11" draw:formula="211455 * ?f4 / 422910"/><draw:equation draw:name="f12" draw:formula="422910 * ?f4 / 422910"/><draw:equation draw:name="f13" draw:formula="0 * ?f5 / 1328422"/><draw:equation draw:name="f14" draw:formula="332106 * ?f5 / 1328422"/><draw:equation draw:name="f15" draw:formula="105728 * ?f4 / 422910"/><draw:equation draw:name="f16" draw:formula="996316 * ?f5 / 1328422"/><draw:equation draw:name="f17" draw:formula="317182 * ?f4 / 422910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6 / ?f6"/><draw:equation draw:name="f26" draw:formula="?f15 / ?f7"/><draw:equation draw:name="f27" draw:formula="?f17 / ?f7"/></draw:enhanced-geometry></draw:custom-shape></text:span><text:span text:style-name="T9"><draw:custom-shape svg:x="0.88056in" svg:y="1.89167in" svg:width="1.03819in" svg:height="0.62708in" draw:z-index="251784192" draw:id="id6" draw:style-name="a6" draw:name="AutoShape 6" text:anchor-type="paragraph"><svg:desc/><text:p text:style-name="Normal">Uses</text:p><draw:enhanced-geometry draw:type="non-primitive" svg:viewBox="0 0 1328422 422910" draw:enhanced-path="M 0 211455 L 664211 0 1328422 211455 664211 422910 Z N" draw:text-areas="?f24 ?f26 ?f25 ?f27" draw:glue-points="?f18 ?f19 ?f20 ?f21 ?f18 ?f22 ?f23 ?f21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28422"/><draw:equation draw:name="f7" draw:formula="?f4 / 422910"/><draw:equation draw:name="f8" draw:formula="664211 * ?f5 / 1328422"/><draw:equation draw:name="f9" draw:formula="0 * ?f4 / 422910"/><draw:equation draw:name="f10" draw:formula="1328422 * ?f5 / 1328422"/><draw:equation draw:name="f11" draw:formula="211455 * ?f4 / 422910"/><draw:equation draw:name="f12" draw:formula="422910 * ?f4 / 422910"/><draw:equation draw:name="f13" draw:formula="0 * ?f5 / 1328422"/><draw:equation draw:name="f14" draw:formula="332106 * ?f5 / 1328422"/><draw:equation draw:name="f15" draw:formula="105728 * ?f4 / 422910"/><draw:equation draw:name="f16" draw:formula="996316 * ?f5 / 1328422"/><draw:equation draw:name="f17" draw:formula="317182 * ?f4 / 422910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6 / ?f6"/><draw:equation draw:name="f26" draw:formula="?f15 / ?f7"/><draw:equation draw:name="f27" draw:formula="?f17 / ?f7"/></draw:enhanced-geometry></draw:custom-shape></text:span><text:span text:style-name="T10"><draw:custom-shape svg:x="-0.62708in" svg:y="4.62153in" svg:width="1.22778in" svg:height="0.43403in" draw:z-index="251746304" draw:id="id7" draw:style-name="a7" draw:name="Oval 15" text:anchor-type="paragraph"><svg:desc/><text:p text:style-name="Normal">Longitude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4 ?f25 ?f27 ?f26" draw:glue-points="?f18 ?f19 ?f20 ?f21 ?f18 ?f22 ?f23 ?f21 ?f24 ?f25 ?f24 ?f26 ?f27 ?f26 ?f27 ?f25" draw:glue-point-leaving-directions="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151132 * ?f4 / 302264"/><draw:equation draw:name="f12" draw:formula="302264 * ?f4 / 302264"/><draw:equation draw:name="f13" draw:formula="0 * ?f5 / 1069335"/><draw:equation draw:name="f14" draw:formula="156601 * ?f5 / 1069335"/><draw:equation draw:name="f15" draw:formula="44266 * ?f4 / 302264"/><draw:equation draw:name="f16" draw:formula="257998 * ?f4 / 302264"/><draw:equation draw:name="f17" draw:formula="912734 * ?f5 / 1069335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5 / ?f7"/><draw:equation draw:name="f26" draw:formula="?f16 / ?f7"/><draw:equation draw:name="f27" draw:formula="?f17 / ?f6"/></draw:enhanced-geometry></draw:custom-shape></text:span><text:span text:style-name="T11"><draw:custom-shape svg:x="2.10833in" svg:y="0.19653in" svg:width="1.45278in" svg:height="0.51042in" draw:z-index="251764736" draw:id="id8" draw:style-name="a8" draw:name="AutoShape 6" text:anchor-type="paragraph"><svg:desc/><text:p text:style-name="Normal">Reads</text:p><draw:enhanced-geometry draw:type="non-primitive" svg:viewBox="0 0 1328422 422910" draw:enhanced-path="M 0 211455 L 664211 0 1328422 211455 664211 422910 Z N" draw:text-areas="?f24 ?f26 ?f25 ?f27" draw:glue-points="?f18 ?f19 ?f20 ?f21 ?f18 ?f22 ?f23 ?f21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28422"/><draw:equation draw:name="f7" draw:formula="?f4 / 422910"/><draw:equation draw:name="f8" draw:formula="664211 * ?f5 / 1328422"/><draw:equation draw:name="f9" draw:formula="0 * ?f4 / 422910"/><draw:equation draw:name="f10" draw:formula="1328422 * ?f5 / 1328422"/><draw:equation draw:name="f11" draw:formula="211455 * ?f4 / 422910"/><draw:equation draw:name="f12" draw:formula="422910 * ?f4 / 422910"/><draw:equation draw:name="f13" draw:formula="0 * ?f5 / 1328422"/><draw:equation draw:name="f14" draw:formula="332106 * ?f5 / 1328422"/><draw:equation draw:name="f15" draw:formula="105728 * ?f4 / 422910"/><draw:equation draw:name="f16" draw:formula="996316 * ?f5 / 1328422"/><draw:equation draw:name="f17" draw:formula="317182 * ?f4 / 422910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6 / ?f6"/><draw:equation draw:name="f26" draw:formula="?f15 / ?f7"/><draw:equation draw:name="f27" draw:formula="?f17 / ?f7"/></draw:enhanced-geometry></draw:custom-shape></text:span><text:span text:style-name="T12"><draw:connector draw:type="standard" svg:x1="1.47396in" svg:y1="0.5059in" svg:x2="2.16215in" svg:y2="1.08646in" draw:z-index="251783168" draw:id="id9" draw:style-name="a10" draw:transform="translate(-1.81805in -0.79618in) rotate(-1.5708) translate(1.81805in 0.79618in)" draw:name="AutoShape 29" text:anchor-type="paragraph"><svg:desc/></draw:connector></text:span><text:span text:style-name="T13"><draw:connector draw:type="line" svg:x1="-0.01667in" svg:y1="4.57014in" svg:x2="1.97361in" svg:y2="4.57014in" draw:z-index="251750400" draw:id="id10" draw:style-name="a11" draw:transform="translate(-0.97847in -4.57014in) rotate(-4.71239) translate(0.97847in 4.57014in)" draw:name="AutoShape 20" text:anchor-type="paragraph"><svg:desc/></draw:connector></text:span><text:span text:style-name="T14"><draw:custom-shape svg:x="5.88194in" svg:y="2.21667in" svg:width="1.16944in" svg:height="0.43472in" draw:z-index="251736064" draw:id="id11" draw:style-name="a12" draw:name="Oval 11" text:anchor-type="paragraph"><svg:desc/><text:p text:style-name="Normal">Image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4 ?f25 ?f27 ?f26" draw:glue-points="?f18 ?f19 ?f20 ?f21 ?f18 ?f22 ?f23 ?f21 ?f24 ?f25 ?f24 ?f26 ?f27 ?f26 ?f27 ?f25" draw:glue-point-leaving-directions="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151132 * ?f4 / 302264"/><draw:equation draw:name="f12" draw:formula="302264 * ?f4 / 302264"/><draw:equation draw:name="f13" draw:formula="0 * ?f5 / 1069335"/><draw:equation draw:name="f14" draw:formula="156601 * ?f5 / 1069335"/><draw:equation draw:name="f15" draw:formula="44266 * ?f4 / 302264"/><draw:equation draw:name="f16" draw:formula="257998 * ?f4 / 302264"/><draw:equation draw:name="f17" draw:formula="912734 * ?f5 / 1069335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5 / ?f7"/><draw:equation draw:name="f26" draw:formula="?f16 / ?f7"/><draw:equation draw:name="f27" draw:formula="?f17 / ?f6"/></draw:enhanced-geometry></draw:custom-shape></text:span><text:span text:style-name="T15"><draw:custom-shape svg:x="5.83472in" svg:y="0.39583in" svg:width="1.16944in" svg:height="0.44236in" draw:z-index="251732992" draw:id="id12" draw:style-name="a13" draw:name="Oval 8" text:anchor-type="paragraph"><svg:desc/><text:p text:style-name="Normal">Name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4 ?f25 ?f27 ?f26" draw:glue-points="?f18 ?f19 ?f20 ?f21 ?f18 ?f22 ?f23 ?f21 ?f24 ?f25 ?f24 ?f26 ?f27 ?f26 ?f27 ?f25" draw:glue-point-leaving-directions="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151132 * ?f4 / 302264"/><draw:equation draw:name="f12" draw:formula="302264 * ?f4 / 302264"/><draw:equation draw:name="f13" draw:formula="0 * ?f5 / 1069335"/><draw:equation draw:name="f14" draw:formula="156601 * ?f5 / 1069335"/><draw:equation draw:name="f15" draw:formula="44266 * ?f4 / 302264"/><draw:equation draw:name="f16" draw:formula="257998 * ?f4 / 302264"/><draw:equation draw:name="f17" draw:formula="912734 * ?f5 / 1069335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5 / ?f7"/><draw:equation draw:name="f26" draw:formula="?f16 / ?f7"/><draw:equation draw:name="f27" draw:formula="?f17 / ?f6"/></draw:enhanced-geometry></draw:custom-shape></text:span><text:span text:style-name="T16"><draw:custom-shape svg:x="-0.56875in" svg:y="5.05556in" svg:width="1.16944in" svg:height="0.36944in" draw:z-index="251745280" draw:id="id13" draw:style-name="a14" draw:name="Oval 14" text:anchor-type="paragraph"><svg:desc/><text:p text:style-name="Normal">Time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4 ?f25 ?f27 ?f26" draw:glue-points="?f18 ?f19 ?f20 ?f21 ?f18 ?f22 ?f23 ?f21 ?f24 ?f25 ?f24 ?f26 ?f27 ?f26 ?f27 ?f25" draw:glue-point-leaving-directions="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151132 * ?f4 / 302264"/><draw:equation draw:name="f12" draw:formula="302264 * ?f4 / 302264"/><draw:equation draw:name="f13" draw:formula="0 * ?f5 / 1069335"/><draw:equation draw:name="f14" draw:formula="156601 * ?f5 / 1069335"/><draw:equation draw:name="f15" draw:formula="44266 * ?f4 / 302264"/><draw:equation draw:name="f16" draw:formula="257998 * ?f4 / 302264"/><draw:equation draw:name="f17" draw:formula="912734 * ?f5 / 1069335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5 / ?f7"/><draw:equation draw:name="f26" draw:formula="?f16 / ?f7"/><draw:equation draw:name="f27" draw:formula="?f17 / ?f6"/></draw:enhanced-geometry></draw:custom-shape></text:span><text:span text:style-name="T17"><draw:custom-shape svg:x="-0.56875in" svg:y="4.21806in" svg:width="1.16944in" svg:height="0.40347in" draw:z-index="251747328" draw:id="id14" draw:style-name="a15" draw:name="Oval 16" text:anchor-type="paragraph"><svg:desc/><text:p text:style-name="Normal">Latitude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4 ?f25 ?f27 ?f26" draw:glue-points="?f18 ?f19 ?f20 ?f21 ?f18 ?f22 ?f23 ?f21 ?f24 ?f25 ?f24 ?f26 ?f27 ?f26 ?f27 ?f25" draw:glue-point-leaving-directions="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151132 * ?f4 / 302264"/><draw:equation draw:name="f12" draw:formula="302264 * ?f4 / 302264"/><draw:equation draw:name="f13" draw:formula="0 * ?f5 / 1069335"/><draw:equation draw:name="f14" draw:formula="156601 * ?f5 / 1069335"/><draw:equation draw:name="f15" draw:formula="44266 * ?f4 / 302264"/><draw:equation draw:name="f16" draw:formula="257998 * ?f4 / 302264"/><draw:equation draw:name="f17" draw:formula="912734 * ?f5 / 1069335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5 / ?f7"/><draw:equation draw:name="f26" draw:formula="?f16 / ?f7"/><draw:equation draw:name="f27" draw:formula="?f17 / ?f6"/></draw:enhanced-geometry></draw:custom-shape></text:span><text:span text:style-name="T18"><draw:custom-shape svg:x="-0.37222in" svg:y="3.34861in" svg:width="0.91458in" svg:height="0.39722in" draw:z-index="251749376" draw:id="id15" draw:style-name="a16" draw:name="Oval 18" text:anchor-type="paragraph"><svg:desc/><text:p text:style-name="Normal">Name</text:p><draw:enhanced-geometry draw:type="non-primitive" svg:viewBox="0 0 836291 302264" draw:enhanced-path="M 0 151132 L 0 151132 C 0 67664 187210 0 418145 0 649081 0 836292 67664 836292 151132 836292 151132 836291 151132 836291 151132 L 836292 151133 C 836292 234600 649081 302264 418146 302265 187210 302265 0 234600 0 151133 Z N" draw:text-areas="?f24 ?f25 ?f27 ?f26" draw:glue-points="?f18 ?f19 ?f20 ?f21 ?f18 ?f22 ?f23 ?f21 ?f24 ?f25 ?f24 ?f26 ?f27 ?f26 ?f27 ?f25" draw:glue-point-leaving-directions="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6291"/><draw:equation draw:name="f7" draw:formula="?f4 / 302264"/><draw:equation draw:name="f8" draw:formula="418146 * ?f5 / 836291"/><draw:equation draw:name="f9" draw:formula="0 * ?f4 / 302264"/><draw:equation draw:name="f10" draw:formula="836291 * ?f5 / 836291"/><draw:equation draw:name="f11" draw:formula="151132 * ?f4 / 302264"/><draw:equation draw:name="f12" draw:formula="302264 * ?f4 / 302264"/><draw:equation draw:name="f13" draw:formula="0 * ?f5 / 836291"/><draw:equation draw:name="f14" draw:formula="122472 * ?f5 / 836291"/><draw:equation draw:name="f15" draw:formula="44266 * ?f4 / 302264"/><draw:equation draw:name="f16" draw:formula="257998 * ?f4 / 302264"/><draw:equation draw:name="f17" draw:formula="713819 * ?f5 / 836291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5 / ?f7"/><draw:equation draw:name="f26" draw:formula="?f16 / ?f7"/><draw:equation draw:name="f27" draw:formula="?f17 / ?f6"/></draw:enhanced-geometry></draw:custom-shape></text:span><text:span text:style-name="T19"><draw:custom-shape svg:x="-0.69236in" svg:y="2.30486in" svg:width="1.16944in" svg:height="0.44931in" draw:z-index="251790336" draw:id="id16" draw:style-name="a17" draw:name="Oval 4" text:anchor-type="paragraph"><svg:desc/><text:p text:style-name="Normal">password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4 ?f25 ?f27 ?f26" draw:glue-points="?f18 ?f19 ?f20 ?f21 ?f18 ?f22 ?f23 ?f21 ?f24 ?f25 ?f24 ?f26 ?f27 ?f26 ?f27 ?f25" draw:glue-point-leaving-directions="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151132 * ?f4 / 302264"/><draw:equation draw:name="f12" draw:formula="302264 * ?f4 / 302264"/><draw:equation draw:name="f13" draw:formula="0 * ?f5 / 1069335"/><draw:equation draw:name="f14" draw:formula="156601 * ?f5 / 1069335"/><draw:equation draw:name="f15" draw:formula="44266 * ?f4 / 302264"/><draw:equation draw:name="f16" draw:formula="257998 * ?f4 / 302264"/><draw:equation draw:name="f17" draw:formula="912734 * ?f5 / 1069335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5 / ?f7"/><draw:equation draw:name="f26" draw:formula="?f16 / ?f7"/><draw:equation draw:name="f27" draw:formula="?f17 / ?f6"/></draw:enhanced-geometry></draw:custom-shape></text:span><text:span text:style-name="T20"><draw:custom-shape svg:x="-0.69236in" svg:y="1.48958in" svg:width="1.16944in" svg:height="0.39653in" draw:z-index="251788288" draw:id="id17" draw:style-name="a18" draw:name="Oval 2" text:anchor-type="paragraph"><svg:desc/><text:p text:style-name="P21">UID</text:p><draw:enhanced-geometry draw:type="non-primitive" svg:viewBox="0 0 1069335 302264" draw:enhanced-path="M 0 151132 L 0 151132 C 1 67664 239379 1 534666 1 829955 1 1069334 67665 1069334 151133 1069334 151133 1069333 151133 1069333 151133 L 1069334 151134 C 1069334 234601 829955 302265 534667 302266 239378 302266 0 234601 0 151134 -1 151133 0 151133 0 151133 Z N" draw:text-areas="?f24 ?f25 ?f27 ?f26" draw:glue-points="?f18 ?f19 ?f20 ?f21 ?f18 ?f22 ?f23 ?f21 ?f24 ?f25 ?f24 ?f26 ?f27 ?f26 ?f27 ?f25" draw:glue-point-leaving-directions="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9335"/><draw:equation draw:name="f7" draw:formula="?f4 / 302264"/><draw:equation draw:name="f8" draw:formula="534668 * ?f5 / 1069335"/><draw:equation draw:name="f9" draw:formula="0 * ?f4 / 302264"/><draw:equation draw:name="f10" draw:formula="1069335 * ?f5 / 1069335"/><draw:equation draw:name="f11" draw:formula="151132 * ?f4 / 302264"/><draw:equation draw:name="f12" draw:formula="302264 * ?f4 / 302264"/><draw:equation draw:name="f13" draw:formula="0 * ?f5 / 1069335"/><draw:equation draw:name="f14" draw:formula="156601 * ?f5 / 1069335"/><draw:equation draw:name="f15" draw:formula="44266 * ?f4 / 302264"/><draw:equation draw:name="f16" draw:formula="257998 * ?f4 / 302264"/><draw:equation draw:name="f17" draw:formula="912734 * ?f5 / 1069335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5 / ?f7"/><draw:equation draw:name="f26" draw:formula="?f16 / ?f7"/><draw:equation draw:name="f27" draw:formula="?f17 / ?f6"/></draw:enhanced-geometry></draw:custom-shape></text:span><text:span text:style-name="T22"><draw:connector draw:type="line" svg:x1="0.47708in" svg:y1="2.62222in" svg:x2="0.77917in" svg:y2="2.62222in" draw:z-index="251794432" draw:id="id18" draw:style-name="a19" draw:name="AutoShape 31" text:anchor-type="paragraph"><svg:desc/></draw:connector></text:span><text:span text:style-name="T23"><draw:connector draw:type="line" svg:x1="0.47708in" svg:y1="2.12222in" svg:x2="0.77917in" svg:y2="2.12222in" draw:z-index="251793408" draw:id="id19" draw:style-name="a20" draw:name="AutoShape 30" text:anchor-type="paragraph"><svg:desc/></draw:connector></text:span><text:span text:style-name="T24"><draw:connector draw:type="line" svg:x1="0.77917in" svg:y1="1.68819in" svg:x2="0.47708in" svg:y2="1.68819in" draw:z-index="251792384" draw:id="id20" draw:style-name="a21" draw:name="AutoShape 29" text:anchor-type="paragraph"><svg:desc/></draw:connector></text:span><text:span text:style-name="T25"><draw:custom-shape svg:x="0.65556in" svg:y="2.95208in" svg:width="1.27361in" svg:height="0.34931in" draw:z-index="251791360" draw:id="id21" draw:style-name="a22" draw:name="Rectangle 5" text:anchor-type="paragraph"><svg:desc/><text:p text:style-name="Normal">MySQL</text:p><draw:enhanced-geometry draw:type="non-primitive" svg:viewBox="0 0 21600 21600" draw:enhanced-path="M 0 0 L 21600 0 21600 21600 0 21600 Z N"/></draw:custom-shape></text:span><text:span text:style-name="T26"><draw:connector draw:type="standard" svg:x1="4.21285in" svg:y1="2.77743in" svg:x2="3.82049in" svg:y2="2.82882in" draw:z-index="251776000" draw:id="id22" draw:style-name="a23" draw:transform="translate(-4.01667in -2.80313in) rotate(-4.71239) translate(4.01667in 2.80313in)" draw:name="AutoShape 27" text:anchor-type="paragraph"><svg:desc/></draw:connector></text:span><text:span text:style-name="T27"><draw:custom-shape svg:x="3.26875in" svg:y="2.00833in" svg:width="1.45278in" svg:height="0.59861in" draw:z-index="251787264" draw:id="id23" draw:style-name="a24" draw:name="AutoShape 6" text:anchor-type="paragraph"><svg:desc/><text:p text:style-name="Normal">Stores</text:p><draw:enhanced-geometry draw:type="non-primitive" svg:viewBox="0 0 1328422 422910" draw:enhanced-path="M 0 211455 L 664211 0 1328422 211455 664211 422910 Z N" draw:text-areas="?f24 ?f26 ?f25 ?f27" draw:glue-points="?f18 ?f19 ?f20 ?f21 ?f18 ?f22 ?f23 ?f21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28422"/><draw:equation draw:name="f7" draw:formula="?f4 / 422910"/><draw:equation draw:name="f8" draw:formula="664211 * ?f5 / 1328422"/><draw:equation draw:name="f9" draw:formula="0 * ?f4 / 422910"/><draw:equation draw:name="f10" draw:formula="1328422 * ?f5 / 1328422"/><draw:equation draw:name="f11" draw:formula="211455 * ?f4 / 422910"/><draw:equation draw:name="f12" draw:formula="422910 * ?f4 / 422910"/><draw:equation draw:name="f13" draw:formula="0 * ?f5 / 1328422"/><draw:equation draw:name="f14" draw:formula="332106 * ?f5 / 1328422"/><draw:equation draw:name="f15" draw:formula="105728 * ?f4 / 422910"/><draw:equation draw:name="f16" draw:formula="996316 * ?f5 / 1328422"/><draw:equation draw:name="f17" draw:formula="317182 * ?f4 / 422910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6 / ?f6"/><draw:equation draw:name="f26" draw:formula="?f15 / ?f7"/><draw:equation draw:name="f27" draw:formula="?f17 / ?f7"/></draw:enhanced-geometry></draw:custom-shape></text:span><text:span text:style-name="T28"><draw:connector draw:type="standard" svg:x1="0.66979in" svg:y1="2.22049in" svg:x2="2.13229in" svg:y2="2.22118in" draw:z-index="251782144" draw:id="id24" draw:style-name="a26" draw:transform="translate(-1.40104in -2.22083in) rotate(-4.71239) translate(1.40104in 2.22083in)" draw:name="AutoShape 28" text:anchor-type="paragraph"><svg:desc/></draw:connector></text:span><text:span text:style-name="T29"><draw:custom-shape svg:x="0.75903in" svg:y="1.14028in" svg:width="1.27361in" svg:height="0.34931in" draw:z-index="251781120" draw:id="id25" draw:style-name="a27" draw:name="Rectangle 5" text:anchor-type="paragraph"><svg:desc/><text:p text:style-name="Normal">PHP</text:p><draw:enhanced-geometry draw:type="non-primitive" svg:viewBox="0 0 21600 21600" draw:enhanced-path="M 0 0 L 21600 0 21600 21600 0 21600 Z N"/></draw:custom-shape></text:span><text:span text:style-name="T30"><draw:frame draw:z-index="251778048" draw:id="id26" draw:style-name="a28" draw:name="Text Box 36" text:anchor-type="paragraph" svg:x="4.04236in" svg:y="1.71597in" svg:width="0.32083in" svg:height="0.30208in" style:rel-width="scale" style:rel-height="scale"><draw:text-box draw:chain-next-name="Text Box 36"><text:p text:style-name="Normal">1</text:p></draw:text-box><svg:desc/></draw:frame></text:span><text:span text:style-name="T31"><draw:connector draw:type="line" svg:x1="4.04236in" svg:y1="3.19722in" svg:x2="4.45764in" svg:y2="3.19722in" draw:z-index="251771904" draw:id="id27" draw:style-name="a29" draw:name="AutoShape 27" text:anchor-type="paragraph"><svg:desc/></draw:connector></text:span><text:span text:style-name="T32"><draw:connector draw:type="standard" svg:x1="1.92917in" svg:y1="3.15in" svg:x2="2.58958in" svg:y2="3.19722in" draw:z-index="251770880" draw:id="id28" draw:style-name="a31" draw:transform="translate(-2.25937in -3.17361in) rotate(-3.14159) translate(2.25937in 3.17361in)" draw:name="AutoShape 19" text:anchor-type="paragraph"><svg:desc/></draw:connector></text:span><text:span text:style-name="T33"><draw:connector draw:type="standard" svg:x1="4.14583in" svg:y1="0.55556in" svg:x2="3.45764in" svg:y2="1.03681in" draw:z-index="251765760" draw:id="id29" draw:style-name="a32" draw:transform="translate(-3.80174in -0.79618in) rotate(-1.5708) translate(3.80174in 0.79618in)" draw:name="AutoShape 29" text:anchor-type="paragraph"><svg:desc/></draw:connector></text:span><text:span text:style-name="T34"><draw:connector draw:type="line" svg:x1="3.77812in" svg:y1="1.75382in" svg:x2="4.3066in" svg:y2="1.75382in" draw:z-index="251763712" draw:id="id30" draw:style-name="a34" draw:transform="translate(-4.04236in -1.75382in) rotate(-4.71239) translate(4.04236in 1.75382in)" draw:name="AutoShape 27" text:anchor-type="paragraph"><svg:desc/></draw:connector></text:span><text:span text:style-name="T35"><draw:custom-shape svg:x="3.38472in" svg:y="1.14028in" svg:width="1.27361in" svg:height="0.34931in" draw:z-index="251762688" draw:id="id31" draw:style-name="a35" draw:name="Rectangle 5" text:anchor-type="paragraph"><svg:desc/><text:p text:style-name="Normal">JSON</text:p><draw:enhanced-geometry draw:type="non-primitive" svg:viewBox="0 0 21600 21600" draw:enhanced-path="M 0 0 L 21600 0 21600 21600 0 21600 Z N"/></draw:custom-shape></text:span><text:span text:style-name="T36"><draw:connector draw:type="line" svg:x1="0.77917in" svg:y1="2.95208in" svg:x2="0.77917in" svg:y2="1.68819in" draw:z-index="251760640" draw:id="id32" draw:style-name="a36" draw:name="AutoShape 28" text:anchor-type="paragraph"><svg:desc/></draw:connector></text:span><text:span text:style-name="T37"><draw:connector draw:type="line" svg:x1="0.60069in" svg:y1="5.23542in" svg:x2="0.97847in" svg:y2="5.23542in" draw:z-index="251759616" draw:id="id33" draw:style-name="a37" draw:transform="translate(-0.78958in -5.23542in) rotate(-3.14159) translate(0.78958in 5.23542in)" draw:name="AutoShape 21" text:anchor-type="paragraph"><svg:desc/></draw:connector></text:span><text:span text:style-name="T38"><draw:connector draw:type="line" svg:x1="0.58056in" svg:y1="4.81042in" svg:x2="1.01667in" svg:y2="4.81042in" draw:z-index="251758592" draw:id="id34" draw:style-name="a38" draw:transform="translate(-0.79861in -4.81042in) rotate(-3.14159) translate(0.79861in 4.81042in)" draw:name="AutoShape 21" text:anchor-type="paragraph"><svg:desc/></draw:connector></text:span><text:span text:style-name="T39"><draw:connector draw:type="line" svg:x1="0.60069in" svg:y1="4.37639in" svg:x2="0.97847in" svg:y2="4.37639in" draw:z-index="251757568" draw:id="id35" draw:style-name="a39" draw:transform="translate(-0.78958in -4.37639in) rotate(-3.14159) translate(0.78958in 4.37639in)" draw:name="AutoShape 21" text:anchor-type="paragraph"><svg:desc/></draw:connector></text:span><text:span text:style-name="T40"><draw:connector draw:type="line" svg:x1="0.65556in" svg:y1="3.93333in" svg:x2="0.97847in" svg:y2="3.93333in" draw:z-index="251756544" draw:id="id36" draw:style-name="a40" draw:transform="translate(-0.81701in -3.93333in) rotate(-3.14159) translate(0.81701in 3.93333in)" draw:name="AutoShape 21" text:anchor-type="paragraph"><svg:desc/></draw:connector></text:span><text:span text:style-name="T41"><draw:frame draw:z-index="251755520" draw:id="id37" draw:style-name="a41" draw:name="Text Box 39" text:anchor-type="paragraph" svg:x="4.57986in" svg:y="5.35in" svg:width="0.32083in" svg:height="0.30208in" style:rel-width="scale" style:rel-height="scale"><draw:text-box><text:p text:style-name="Normal">n</text:p></draw:text-box><svg:desc/></draw:frame></text:span><text:span text:style-name="T42"><draw:frame draw:z-index="251754496" draw:id="id38" draw:style-name="a42" draw:name="Text Box 38" text:anchor-type="paragraph" svg:x="5.2125in" svg:y="5.12292in" svg:width="0.32083in" svg:height="0.30208in" style:rel-width="scale" style:rel-height="scale"><draw:text-box><text:p text:style-name="Normal">1</text:p></draw:text-box><svg:desc/></draw:frame></text:span><text:span text:style-name="T43"><draw:connector draw:type="line" svg:x1="1.93333in" svg:y1="5.73542in" svg:x2="4.77778in" svg:y2="5.73542in" draw:z-index="251753472" draw:id="id39" draw:style-name="a43" draw:name="AutoShape 26" text:anchor-type="paragraph"><svg:desc/></draw:connector></text:span><text:span text:style-name="T44"><draw:connector draw:type="standard" svg:x1="4.1941in" svg:y1="4.36701in" svg:x2="6.2316in" svg:y2="4.36771in" draw:z-index="251752448" draw:id="id40" draw:style-name="a45" draw:transform="translate(-5.21285in -4.36736in) rotate(-4.71239) translate(5.21285in 4.36736in)" draw:name="AutoShape 25" text:anchor-type="paragraph"><svg:desc/></draw:connector></text:span><text:span text:style-name="T45"><draw:connector draw:type="line" svg:x1="0.54236in" svg:y1="3.575in" svg:x2="0.97847in" svg:y2="3.575in" draw:z-index="251751424" draw:id="id41" draw:style-name="a46" draw:transform="translate(-0.76042in -3.575in) rotate(-3.14159) translate(0.76042in 3.575in)" draw:name="AutoShape 21" text:anchor-type="paragraph"><svg:desc/></draw:connector></text:span><text:span text:style-name="T46"><draw:custom-shape svg:x="0.65556in" svg:y="5.56528in" svg:width="1.27361in" svg:height="0.34931in" draw:z-index="251744256" draw:id="id42" draw:style-name="a47" draw:name="Rectangle 13" text:anchor-type="paragraph"><svg:desc/><text:p text:style-name="Normal">Location</text:p><draw:enhanced-geometry draw:type="non-primitive" svg:viewBox="0 0 21600 21600" draw:enhanced-path="M 0 0 L 21600 0 21600 21600 0 21600 Z N"/></draw:custom-shape></text:span><text:span text:style-name="T47"><draw:custom-shape svg:x="4.72917in" svg:y="5.41181in" svg:width="0.95347in" svg:height="0.67014in" draw:z-index="251743232" draw:id="id43" draw:style-name="a48" draw:name="AutoShape 12" text:anchor-type="paragraph"><svg:desc/><text:p text:style-name="Normal">has</text:p><draw:enhanced-geometry draw:type="non-primitive" svg:viewBox="0 0 871852 612776" draw:enhanced-path="M 0 306388 L 435926 0 871852 306388 435926 612776 Z N" draw:text-areas="?f24 ?f26 ?f25 ?f27" draw:glue-points="?f18 ?f19 ?f20 ?f21 ?f18 ?f22 ?f23 ?f21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71852"/><draw:equation draw:name="f7" draw:formula="?f4 / 612776"/><draw:equation draw:name="f8" draw:formula="435926 * ?f5 / 871852"/><draw:equation draw:name="f9" draw:formula="0 * ?f4 / 612776"/><draw:equation draw:name="f10" draw:formula="871852 * ?f5 / 871852"/><draw:equation draw:name="f11" draw:formula="306388 * ?f4 / 612776"/><draw:equation draw:name="f12" draw:formula="612776 * ?f4 / 612776"/><draw:equation draw:name="f13" draw:formula="0 * ?f5 / 871852"/><draw:equation draw:name="f14" draw:formula="217963 * ?f5 / 871852"/><draw:equation draw:name="f15" draw:formula="153194 * ?f4 / 612776"/><draw:equation draw:name="f16" draw:formula="653889 * ?f5 / 871852"/><draw:equation draw:name="f17" draw:formula="459582 * ?f4 / 612776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6 / ?f6"/><draw:equation draw:name="f26" draw:formula="?f15 / ?f7"/><draw:equation draw:name="f27" draw:formula="?f17 / ?f7"/></draw:enhanced-geometry></draw:custom-shape></text:span><text:span text:style-name="T48"><draw:connector draw:type="line" svg:x1="5.45764in" svg:y1="2.47083in" svg:x2="5.88194in" svg:y2="2.47083in" draw:z-index="251741184" draw:id="id44" draw:style-name="a49" draw:name="AutoShape 35" text:anchor-type="paragraph"><svg:desc/></draw:connector></text:span><text:span text:style-name="T49"><draw:connector draw:type="line" svg:x1="5.45764in" svg:y1="1.82917in" svg:x2="5.73125in" svg:y2="1.82917in" draw:z-index="251740160" draw:id="id45" draw:style-name="a50" draw:name="AutoShape 35" text:anchor-type="paragraph"><svg:desc/></draw:connector></text:span><text:span text:style-name="T50"><draw:connector draw:type="line" svg:x1="5.45764in" svg:y1="1.14028in" svg:x2="5.73125in" svg:y2="1.14028in" draw:z-index="251739136" draw:id="id46" draw:style-name="a51" draw:name="AutoShape 35" text:anchor-type="paragraph"><svg:desc/></draw:connector></text:span><text:span text:style-name="T51"><draw:connector draw:type="line" svg:x1="5.45764in" svg:y1="0.55556in" svg:x2="5.83472in" svg:y2="0.55556in" draw:z-index="251738112" draw:id="id47" draw:style-name="a52" draw:name="AutoShape 35" text:anchor-type="paragraph"><svg:desc/></draw:connector></text:span><text:span text:style-name="T52"><draw:connector draw:type="standard" svg:x1="4.23611in" svg:y1="1.77708in" svg:x2="6.67986in" svg:y2="1.77778in" draw:z-index="251737088" draw:id="id48" draw:style-name="a53" draw:transform="translate(-5.45799in -1.77743in) rotate(-4.71239) translate(5.45799in 1.77743in)" draw:name="AutoShape 34" text:anchor-type="paragraph"><svg:desc/></draw:connector></text:span><text:span text:style-name="T53"><draw:custom-shape svg:x="5.73125in" svg:y="1.55556in" svg:width="1.37847in" svg:height="0.63194in" draw:z-index="251735040" draw:id="id49" draw:style-name="a54" draw:name="Oval 10" text:anchor-type="paragraph"><svg:desc/><text:p text:style-name="Normal">Long description</text:p><draw:enhanced-geometry draw:type="non-primitive" svg:viewBox="0 0 1260472 577845" draw:enhanced-path="M 0 288923 L 0 288923 C 1 129355 282167 0 630236 1 630236 1 630236 1 630236 1 978306 1 1260473 129356 1260473 288924 1260473 288924 1260472 288924 1260472 288924 L 1260473 288925 C 1260473 448492 978306 577847 630237 577848 282167 577848 1 448492 1 288925 0 288924 1 288924 1 288924 Z N" draw:text-areas="?f24 ?f25 ?f27 ?f26" draw:glue-points="?f18 ?f19 ?f20 ?f21 ?f18 ?f22 ?f23 ?f21 ?f24 ?f25 ?f24 ?f26 ?f27 ?f26 ?f27 ?f25" draw:glue-point-leaving-directions="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60472"/><draw:equation draw:name="f7" draw:formula="?f4 / 577845"/><draw:equation draw:name="f8" draw:formula="630236 * ?f5 / 1260472"/><draw:equation draw:name="f9" draw:formula="0 * ?f4 / 577845"/><draw:equation draw:name="f10" draw:formula="1260472 * ?f5 / 1260472"/><draw:equation draw:name="f11" draw:formula="288923 * ?f4 / 577845"/><draw:equation draw:name="f12" draw:formula="577845 * ?f4 / 577845"/><draw:equation draw:name="f13" draw:formula="0 * ?f5 / 1260472"/><draw:equation draw:name="f14" draw:formula="184592 * ?f5 / 1260472"/><draw:equation draw:name="f15" draw:formula="84623 * ?f4 / 577845"/><draw:equation draw:name="f16" draw:formula="493222 * ?f4 / 577845"/><draw:equation draw:name="f17" draw:formula="1075880 * ?f5 / 1260472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5 / ?f7"/><draw:equation draw:name="f26" draw:formula="?f16 / ?f7"/><draw:equation draw:name="f27" draw:formula="?f17 / ?f6"/></draw:enhanced-geometry></draw:custom-shape></text:span><text:span text:style-name="T54"><draw:custom-shape svg:x="5.73125in" svg:y="0.83819in" svg:width="1.34028in" svg:height="0.65139in" draw:z-index="251734016" draw:id="id50" draw:style-name="a55" draw:name="Oval 9" text:anchor-type="paragraph"><svg:desc/><text:p text:style-name="Normal">Short Description</text:p><draw:enhanced-geometry draw:type="non-primitive" svg:viewBox="0 0 1225552 673098" draw:enhanced-path="M 0 336549 L 0 336549 C 1 150678 274349 0 612776 1 612776 1 612776 1 612776 1 951203 1 1225553 150679 1225553 336550 1225553 336550 1225552 336550 1225552 336550 L 1225553 336551 C 1225553 522421 951203 673099 612777 673100 274350 673100 1 522421 1 336551 0 336550 1 336550 1 336550 Z N" draw:text-areas="?f24 ?f25 ?f27 ?f26" draw:glue-points="?f18 ?f19 ?f20 ?f21 ?f18 ?f22 ?f23 ?f21 ?f24 ?f25 ?f24 ?f26 ?f27 ?f26 ?f27 ?f25" draw:glue-point-leaving-directions="-360.0001, -90, -180, -270, -360.0001, -180, -180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25552"/><draw:equation draw:name="f7" draw:formula="?f4 / 673098"/><draw:equation draw:name="f8" draw:formula="612776 * ?f5 / 1225552"/><draw:equation draw:name="f9" draw:formula="0 * ?f4 / 673098"/><draw:equation draw:name="f10" draw:formula="1225552 * ?f5 / 1225552"/><draw:equation draw:name="f11" draw:formula="336549 * ?f4 / 673098"/><draw:equation draw:name="f12" draw:formula="673098 * ?f4 / 673098"/><draw:equation draw:name="f13" draw:formula="0 * ?f5 / 1225552"/><draw:equation draw:name="f14" draw:formula="179478 * ?f5 / 1225552"/><draw:equation draw:name="f15" draw:formula="98573 * ?f4 / 673098"/><draw:equation draw:name="f16" draw:formula="574525 * ?f4 / 673098"/><draw:equation draw:name="f17" draw:formula="1046074 * ?f5 / 1225552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5 / ?f7"/><draw:equation draw:name="f26" draw:formula="?f16 / ?f7"/><draw:equation draw:name="f27" draw:formula="?f17 / ?f6"/></draw:enhanced-geometry></draw:custom-shape></text:span><text:span text:style-name="T55"><draw:custom-shape svg:x="4.45764in" svg:y="2.99931in" svg:width="1.27361in" svg:height="0.34931in" draw:z-index="251731968" draw:id="id51" draw:style-name="a56" draw:name="Rectangle 7" text:anchor-type="paragraph"><svg:desc/><text:p text:style-name="Normal">Tour</text:p><draw:enhanced-geometry draw:type="non-primitive" svg:viewBox="0 0 21600 21600" draw:enhanced-path="M 0 0 L 21600 0 21600 21600 0 21600 Z N"/></draw:custom-shape></text:span><text:span text:style-name="T56"><draw:connector draw:type="line" svg:x1="4.04236in" svg:y1="2.99931in" svg:x2="4.45764in" svg:y2="2.99931in" draw:z-index="251727872" draw:id="id52" draw:style-name="a57" draw:name="AutoShape 27" text:anchor-type="paragraph"><svg:desc/></draw:connector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44" svg:viewBox="0 0 20 30" svg:d="m10 0-10 30h20z"/>
    <draw:marker draw:name="a33" svg:viewBox="0 0 20 30" svg:d="m10 0-10 30h20z"/>
    <draw:marker draw:name="a9" svg:viewBox="0 0 20 30" svg:d="m10 0-10 30h20z"/>
    <draw:marker draw:name="a25" svg:viewBox="0 0 20 30" svg:d="m10 0-10 30h20z"/>
    <draw:marker draw:name="a30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y</meta:initial-creator>
    <dc:creator>Andy</dc:creator>
    <meta:creation-date>2013-11-28T00:06:00Z</meta:creation-date>
    <dc:date>2013-11-28T00:12:00Z</dc:date>
    <meta:template xlink:href="Normal" xlink:type="simple"/>
    <meta:editing-cycles>7</meta:editing-cycles>
    <meta:editing-duration>PT600S</meta:editing-duration>
    <meta:document-statistic meta:page-count="1" meta:paragraph-count="1" meta:word-count="8" meta:character-count="53" meta:row-count="1" meta:non-whitespace-character-count="46"/>
  </office:meta>
</office:document-meta>
</file>